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2" draw:text-style-name="P1" draw:layer="layout" draw:type="curve" draw:line-skew="-2.607cm" svg:x1="8.324cm" svg:y1="2.736cm" svg:x2="8.211cm" svg:y2="12.434cm" draw:start-shape="id1" draw:start-glue-point="6" draw:end-shape="id3" draw:end-glue-point="6" svg:d="M8324 2736c-4869 0-4812 9698-113 9698" svg:viewBox="0 0 3646 9699">
          <text:p/>
        </draw:connector>
        <draw:connector draw:style-name="gr2" draw:text-style-name="P1" draw:layer="layout" draw:type="curve" svg:x1="10.273cm" svg:y1="12.434cm" svg:x2="14.357cm" svg:y2="10.872cm" draw:start-shape="id3" draw:start-glue-point="10" draw:end-shape="id2" draw:end-glue-point="8" svg:d="M10273 12434c2723 0 4084-520 4084-1562" svg:viewBox="0 0 4085 1563">
          <text:p/>
        </draw:connector>
        <draw:frame draw:style-name="gr3" draw:text-style-name="P3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4" draw:text-style-name="P3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3.707cm" svg:y="6.783cm">
          <draw:text-box>
            <text:p><text:span text:style-name="T1">8</text:span></text:p>
          </draw:text-box>
        </draw:frame>
        <draw:frame draw:style-name="gr5" draw:text-style-name="P1" draw:layer="layout" svg:width="3.577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3.52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62cm" svg:x="8.946cm" svg:y="0.965cm">
          <draw:text-box>
            <text:p>a</text:p>
          </draw:text-box>
        </draw:frame>
        <draw:frame draw:style-name="gr3" draw:layer="layout" svg:width="0.82cm" svg:height="0.962cm" svg:x="15.288cm" svg:y="9.436cm">
          <draw:text-box>
            <text:p>c</text:p>
          </draw:text-box>
        </draw:frame>
        <draw:frame draw:style-name="gr3" draw:layer="layout" svg:width="0.853cm" svg:height="0.962cm" svg:x="8.788cm" svg:y="13.336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33:35.747747310</dc:date>
    <dc:creator>elucterio </dc:creator>
    <meta:editing-duration>PT10M10S</meta:editing-duration>
    <meta:editing-cycles>15</meta:editing-cycles>
    <meta:generator>LibreOffice/4.2.8.2$Linux_X86_64 LibreOffice_project/420m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2</mn>
    </mrow>
    <annotation encoding="StarMath 5.0">sum p_i = 22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0</mn>
    </mrow>
    <annotation encoding="StarMath 5.0">sum q_i = 20 </annotation>
  </semantics>
</math>
</file>